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60">
            <text:p>1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152">
            <text:p>1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21">
            <text:p>1821</text:p>
          </table:table-cell>
          <table:table-cell table:style-name="ce23" office:value-type="float" office:value="247">
            <text:p>2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697">
            <text:p>18697</text:p>
          </table:table-cell>
          <table:table-cell table:style-name="ce23" office:value-type="float" office:value="3168">
            <text:p>31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6">
            <text:p>8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02">
            <text:p>2202</text:p>
          </table:table-cell>
          <table:table-cell table:style-name="ce23" office:value-type="float" office:value="479">
            <text:p>4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793">
            <text:p>15793</text:p>
          </table:table-cell>
          <table:table-cell table:style-name="ce23" office:value-type="float" office:value="2948">
            <text:p>29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14">
            <text:p>514</text:p>
          </table:table-cell>
          <table:table-cell table:style-name="ce23" office:value-type="float" office:value="114">
            <text:p>1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32">
            <text:p>1232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26">
            <text:p>2326</text:p>
          </table:table-cell>
          <table:table-cell table:style-name="ce23" office:value-type="float" office:value="91">
            <text:p>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64">
            <text:p>964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92">
            <text:p>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65">
            <text:p>2165</text:p>
          </table:table-cell>
          <table:table-cell table:style-name="ce23" office:value-type="float" office:value="688">
            <text:p>6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492">
            <text:p>18492</text:p>
          </table:table-cell>
          <table:table-cell table:style-name="ce23" office:value-type="float" office:value="1922">
            <text:p>19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16">
            <text:p>1516</text:p>
          </table:table-cell>
          <table:table-cell table:style-name="ce23" office:value-type="float" office:value="221">
            <text:p>2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549">
            <text:p>68549</text:p>
          </table:table-cell>
          <table:table-cell table:style-name="ce23" office:value-type="float" office:value="10490">
            <text:p>104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74">
            <text:p>157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29">
            <text:p>9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99">
            <text:p>1799</text:p>
          </table:table-cell>
          <table:table-cell table:style-name="ce23" office:value-type="float" office:value="663">
            <text:p>6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353">
            <text:p>18353</text:p>
          </table:table-cell>
          <table:table-cell table:style-name="ce23" office:value-type="float" office:value="134">
            <text:p>1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166">
            <text:p>14166</text:p>
          </table:table-cell>
          <table:table-cell table:style-name="ce23" office:value-type="float" office:value="157">
            <text:p>1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27">
            <text:p>627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43">
            <text:p>3643</text:p>
          </table:table-cell>
          <table:table-cell table:style-name="ce23" office:value-type="float" office:value="1213">
            <text:p>12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42">
            <text:p>24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904">
            <text:p>2904</text:p>
          </table:table-cell>
          <table:table-cell table:style-name="ce23" office:value-type="float" office:value="560">
            <text:p>5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256">
            <text:p>45256</text:p>
          </table:table-cell>
          <table:table-cell table:style-name="ce23" office:value-type="float" office:value="2543">
            <text:p>25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8444">
            <text:p>88444</text:p>
          </table:table-cell>
          <table:table-cell table:style-name="ce23" office:value-type="float" office:value="8665">
            <text:p>86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6993">
            <text:p>156993</text:p>
          </table:table-cell>
          <table:table-cell table:style-name="ce23" office:value-type="float" office:value="19155">
            <text:p>1915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